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115pt"/>
    </style:style>
    <style:style style:name="co6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Prozent" style:data-style-name="N124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0">
      <style:table-cell-properties style:text-align-source="value-type" style:repeat-content="false"/>
      <style:paragraph-properties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31">
      <style:table-cell-properties style:text-align-source="value-type" style:repeat-content="false"/>
      <style:paragraph-properties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131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P(HOT)</text:p>
          </table:table-cell>
          <table:table-cell table:style-name="ce3" office:value-type="string" calcext:value-type="string">
            <text:p>P(COLD)</text:p>
          </table:table-cell>
          <table:table-cell table:style-name="ce3" office:value-type="string" calcext:value-type="string">
            <text:p>P(END)</text:p>
          </table:table-cell>
          <table:table-cell table:style-name="ce3" office:value-type="string" calcext:value-type="string">
            <text:p>P(1)</text:p>
          </table:table-cell>
          <table:table-cell table:style-name="ce3" office:value-type="string" calcext:value-type="string">
            <text:p>P(3)</text:p>
          </table:table-cell>
          <table:table-cell table:style-name="ce3" office:value-type="string" calcext:value-type="string">
            <text:p>P(EOS)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(O)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0.2*[.B2]+0.5*[.C2]" office:value-type="float" office:value="0.44" calcext:value-type="float">
            <text:p>0.44</text:p>
          </table:table-cell>
          <table:table-cell table:formula="of:=0.4*[.B2]+0.1*[.C2]" office:value-type="float" office:value="0.16" calcext:value-type="float">
            <text:p>0.16</text:p>
          </table:table-cell>
          <table:table-cell table:formula="of:=[.D2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H2]=1; [.E2]; IF([.H2]=3; [.F2]; [.G2])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6*[.B2]+0.4*[.C2]" office:value-type="float" office:value="0.44" calcext:value-type="float">
            <text:p>0.44</text:p>
          </table:table-cell>
          <table:table-cell table:formula="of:=0.5*[.C2]+0.3*[.B2]" office:value-type="float" office:value="0.46" calcext:value-type="float">
            <text:p>0.46</text:p>
          </table:table-cell>
          <table:table-cell table:formula="of:=0.1*[.B2]+0.1*[.C2]+[.D2]" office:value-type="float" office:value="0.1" calcext:value-type="float">
            <text:p>0.1</text:p>
          </table:table-cell>
          <table:table-cell table:formula="of:=0.2*[.B3]+0.5*[.C3]" office:value-type="float" office:value="0.318" calcext:value-type="float">
            <text:p>0.318</text:p>
          </table:table-cell>
          <table:table-cell table:formula="of:=0.4*[.B3]+0.1*[.C3]" office:value-type="float" office:value="0.222" calcext:value-type="float">
            <text:p>0.222</text:p>
          </table:table-cell>
          <table:table-cell table:formula="of:=[.D3]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IF([.H3]=1; [.E3]; IF([.H3]=3; [.F3]; [.G3]))" office:value-type="float" office:value="0.318" calcext:value-type="float">
            <text:p>0.31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6*[.B3]+0.4*[.C3]" office:value-type="float" office:value="0.448" calcext:value-type="float">
            <text:p>0.448</text:p>
          </table:table-cell>
          <table:table-cell table:formula="of:=0.5*[.C3]+0.3*[.B3]" office:value-type="float" office:value="0.362" calcext:value-type="float">
            <text:p>0.362</text:p>
          </table:table-cell>
          <table:table-cell table:formula="of:=0.1*[.B3]+0.1*[.C3]+[.D3]" office:value-type="float" office:value="0.19" calcext:value-type="float">
            <text:p>0.19</text:p>
          </table:table-cell>
          <table:table-cell table:formula="of:=0.2*[.B4]+0.5*[.C4]" office:value-type="float" office:value="0.2706" calcext:value-type="float">
            <text:p>0.2706</text:p>
          </table:table-cell>
          <table:table-cell table:formula="of:=0.4*[.B4]+0.1*[.C4]" office:value-type="float" office:value="0.2154" calcext:value-type="float">
            <text:p>0.2154</text:p>
          </table:table-cell>
          <table:table-cell table:formula="of:=[.D4]"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table:formula="of:=IF([.H4]=1; [.E4]; IF([.H4]=3; [.F4]; [.G4]))" office:value-type="float" office:value="0.2154" calcext:value-type="float">
            <text:p>0.215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6*[.B4]+0.4*[.C4]" office:value-type="float" office:value="0.4136" calcext:value-type="float">
            <text:p>0.4136</text:p>
          </table:table-cell>
          <table:table-cell table:formula="of:=0.5*[.C4]+0.3*[.B4]" office:value-type="float" office:value="0.3154" calcext:value-type="float">
            <text:p>0.3154</text:p>
          </table:table-cell>
          <table:table-cell table:formula="of:=0.1*[.B4]+0.1*[.C4]+[.D4]" office:value-type="float" office:value="0.271" calcext:value-type="float">
            <text:p>0.271</text:p>
          </table:table-cell>
          <table:table-cell table:formula="of:=0.2*[.B5]+0.5*[.C5]" office:value-type="float" office:value="0.24042" calcext:value-type="float">
            <text:p>0.24042</text:p>
          </table:table-cell>
          <table:table-cell table:formula="of:=0.4*[.B5]+0.1*[.C5]" office:value-type="float" office:value="0.19698" calcext:value-type="float">
            <text:p>0.19698</text:p>
          </table:table-cell>
          <table:table-cell table:formula="of:=[.D5]"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  <table:table-cell table:formula="of:=IF([.H5]=1; [.E5]; IF([.H5]=3; [.F5]; [.G5]))" office:value-type="float" office:value="0.24042" calcext:value-type="float">
            <text:p>0.2404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6*[.B5]+0.4*[.C5]" office:value-type="float" office:value="0.37432" calcext:value-type="float">
            <text:p>0.37432</text:p>
          </table:table-cell>
          <table:table-cell table:formula="of:=0.5*[.C5]+0.3*[.B5]" office:value-type="float" office:value="0.28178" calcext:value-type="float">
            <text:p>0.28178</text:p>
          </table:table-cell>
          <table:table-cell table:formula="of:=0.1*[.B5]+0.1*[.C5]+[.D5]" office:value-type="float" office:value="0.3439" calcext:value-type="float">
            <text:p>0.3439</text:p>
          </table:table-cell>
          <table:table-cell table:formula="of:=0.2*[.B6]+0.5*[.C6]" office:value-type="float" office:value="0.215754" calcext:value-type="float">
            <text:p>0.215754</text:p>
          </table:table-cell>
          <table:table-cell table:formula="of:=0.4*[.B6]+0.1*[.C6]" office:value-type="float" office:value="0.177906" calcext:value-type="float">
            <text:p>0.177906</text:p>
          </table:table-cell>
          <table:table-cell table:formula="of:=[.D6]" office:value-type="float" office:value="0.3439" calcext:value-type="float">
            <text:p>0.3439</text:p>
          </table:table-cell>
          <table:table-cell office:value-type="float" office:value="1" calcext:value-type="float">
            <text:p>1</text:p>
          </table:table-cell>
          <table:table-cell table:formula="of:=IF([.H6]=1; [.E6]; IF([.H6]=3; [.F6]; [.G6]))" office:value-type="float" office:value="0.215754" calcext:value-type="float">
            <text:p>0.21575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6*[.B6]+0.4*[.C6]" office:value-type="float" office:value="0.337304" calcext:value-type="float">
            <text:p>0.337304</text:p>
          </table:table-cell>
          <table:table-cell table:formula="of:=0.5*[.C6]+0.3*[.B6]" office:value-type="float" office:value="0.253186" calcext:value-type="float">
            <text:p>0.253186</text:p>
          </table:table-cell>
          <table:table-cell table:formula="of:=0.1*[.B6]+0.1*[.C6]+[.D6]" office:value-type="float" office:value="0.40951" calcext:value-type="float">
            <text:p>0.40951</text:p>
          </table:table-cell>
          <table:table-cell table:formula="of:=0.2*[.B7]+0.5*[.C7]" office:value-type="float" office:value="0.1940538" calcext:value-type="float">
            <text:p>0.1940538</text:p>
          </table:table-cell>
          <table:table-cell table:formula="of:=0.4*[.B7]+0.1*[.C7]" office:value-type="float" office:value="0.1602402" calcext:value-type="float">
            <text:p>0.1602402</text:p>
          </table:table-cell>
          <table:table-cell table:formula="of:=[.D7]" office:value-type="float" office:value="0.40951" calcext:value-type="float">
            <text:p>0.40951</text:p>
          </table:table-cell>
          <table:table-cell office:value-type="float" office:value="1" calcext:value-type="float">
            <text:p>1</text:p>
          </table:table-cell>
          <table:table-cell table:formula="of:=IF([.H7]=1; [.E7]; IF([.H7]=3; [.F7]; [.G7]))" office:value-type="float" office:value="0.1940538" calcext:value-type="float">
            <text:p>0.1940538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6*[.B7]+0.4*[.C7]" office:value-type="float" office:value="0.3036568" calcext:value-type="float">
            <text:p>0.3036568</text:p>
          </table:table-cell>
          <table:table-cell table:formula="of:=0.5*[.C7]+0.3*[.B7]" office:value-type="float" office:value="0.2277842" calcext:value-type="float">
            <text:p>0.2277842</text:p>
          </table:table-cell>
          <table:table-cell table:formula="of:=0.1*[.B7]+0.1*[.C7]+[.D7]" office:value-type="float" office:value="0.468559" calcext:value-type="float">
            <text:p>0.468559</text:p>
          </table:table-cell>
          <table:table-cell table:formula="of:=0.2*[.B8]+0.5*[.C8]" office:value-type="float" office:value="0.17462346" calcext:value-type="float">
            <text:p>0.17462346</text:p>
          </table:table-cell>
          <table:table-cell table:formula="of:=0.4*[.B8]+0.1*[.C8]" office:value-type="float" office:value="0.14424114" calcext:value-type="float">
            <text:p>0.14424114</text:p>
          </table:table-cell>
          <table:table-cell table:formula="of:=[.D8]" office:value-type="float" office:value="0.468559" calcext:value-type="float">
            <text:p>0.468559</text:p>
          </table:table-cell>
          <table:table-cell office:value-type="float" office:value="1" calcext:value-type="float">
            <text:p>1</text:p>
          </table:table-cell>
          <table:table-cell table:formula="of:=IF([.H8]=1; [.E8]; IF([.H8]=3; [.F8]; [.G8]))" office:value-type="float" office:value="0.17462346" calcext:value-type="float">
            <text:p>0.1746234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6*[.B8]+0.4*[.C8]" office:value-type="float" office:value="0.27330776" calcext:value-type="float">
            <text:p>0.27330776</text:p>
          </table:table-cell>
          <table:table-cell table:formula="of:=0.5*[.C8]+0.3*[.B8]" office:value-type="float" office:value="0.20498914" calcext:value-type="float">
            <text:p>0.20498914</text:p>
          </table:table-cell>
          <table:table-cell table:formula="of:=0.1*[.B8]+0.1*[.C8]+[.D8]" office:value-type="float" office:value="0.5217031" calcext:value-type="float">
            <text:p>0.5217031</text:p>
          </table:table-cell>
          <table:table-cell table:formula="of:=0.2*[.B9]+0.5*[.C9]" office:value-type="float" office:value="0.157156122" calcext:value-type="float">
            <text:p>0.157156122</text:p>
          </table:table-cell>
          <table:table-cell table:formula="of:=0.4*[.B9]+0.1*[.C9]" office:value-type="float" office:value="0.129822018" calcext:value-type="float">
            <text:p>0.129822018</text:p>
          </table:table-cell>
          <table:table-cell table:formula="of:=[.D9]" office:value-type="float" office:value="0.5217031" calcext:value-type="float">
            <text:p>0.5217031</text:p>
          </table:table-cell>
          <table:table-cell office:value-type="float" office:value="3" calcext:value-type="float">
            <text:p>3</text:p>
          </table:table-cell>
          <table:table-cell table:formula="of:=IF([.H9]=1; [.E9]; IF([.H9]=3; [.F9]; [.G9]))" office:value-type="float" office:value="0.129822018" calcext:value-type="float">
            <text:p>0.12982201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6*[.B9]+0.4*[.C9]" office:value-type="float" office:value="0.245980312" calcext:value-type="float">
            <text:p>0.245980312</text:p>
          </table:table-cell>
          <table:table-cell table:formula="of:=0.5*[.C9]+0.3*[.B9]" office:value-type="float" office:value="0.184486898" calcext:value-type="float">
            <text:p>0.184486898</text:p>
          </table:table-cell>
          <table:table-cell table:formula="of:=0.1*[.B9]+0.1*[.C9]+[.D9]" office:value-type="float" office:value="0.56953279" calcext:value-type="float">
            <text:p>0.56953279</text:p>
          </table:table-cell>
          <table:table-cell table:formula="of:=0.2*[.B10]+0.5*[.C10]" office:value-type="float" office:value="0.1414395114" calcext:value-type="float">
            <text:p>0.1414395114</text:p>
          </table:table-cell>
          <table:table-cell table:formula="of:=0.4*[.B10]+0.1*[.C10]" office:value-type="float" office:value="0.1168408146" calcext:value-type="float">
            <text:p>0.1168408146</text:p>
          </table:table-cell>
          <table:table-cell table:formula="of:=[.D10]" office:value-type="float" office:value="0.56953279" calcext:value-type="float">
            <text:p>0.56953279</text:p>
          </table:table-cell>
          <table:table-cell table:style-name="ce6" office:value-type="string" calcext:value-type="string">
            <text:p>EOS</text:p>
          </table:table-cell>
          <table:table-cell table:formula="of:=IF([.H10]=1; [.E10]; IF([.H10]=3; [.F10]; [.G10]))" office:value-type="float" office:value="0.56953279" calcext:value-type="float">
            <text:p>0.56953279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7" table:formula="of:=PRODUCT([.I2:.I10])" office:value-type="percentage" office:value="0.00000142434134166147" calcext:value-type="percentage">
            <text:p>0.0001424341%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table:style-name="ce8" office:value-type="string" calcext:value-type="string">
            <text:p>t</text:p>
          </table:table-cell>
          <table:table-cell table:style-name="ce3" office:value-type="string" calcext:value-type="string">
            <text:p>o_t</text:p>
          </table:table-cell>
          <table:table-cell table:style-name="ce10" office:value-type="string" calcext:value-type="string">
            <text:p>alpha_t(start)</text:p>
          </table:table-cell>
          <table:table-cell table:style-name="ce10" office:value-type="string" calcext:value-type="string">
            <text:p>alpha_t(hot)</text:p>
          </table:table-cell>
          <table:table-cell table:style-name="ce10" office:value-type="string" calcext:value-type="string">
            <text:p>alpha_t(cold)</text:p>
          </table:table-cell>
          <table:table-cell table:style-name="ce10" office:value-type="string" calcext:value-type="string">
            <text:p>alpha_t(end)</text:p>
          </table:table-cell>
          <table:table-cell table:number-columns-repeated="3"/>
          <table:table-cell table:style-name="ce13" office:value-type="string" calcext:value-type="string" table:number-columns-spanned="2" table:number-rows-spanned="2">
            <text:p>a</text:p>
          </table:table-cell>
          <table:covered-table-cell/>
          <table:table-cell table:style-name="ce8" office:value-type="string" calcext:value-type="string" table:number-columns-spanned="4" table:number-rows-spanned="1">
            <text:p>to</text:p>
          </table:table-cell>
          <table:covered-table-cell table:number-columns-repeated="3"/>
          <table:table-cell table:number-columns-repeated="1009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1" office:value-type="percentage" office:value="1" calcext:value-type="percentage">
            <text:p>100.000000%</text:p>
          </table:table-cell>
          <table:table-cell table:number-columns-repeated="3" table:style-name="ce11" office:value-type="percentage" office:value="0" calcext:value-type="percentage">
            <text:p>0.000000%</text:p>
          </table:table-cell>
          <table:table-cell table:number-columns-repeated="3"/>
          <table:covered-table-cell table:style-name="Default"/>
          <table:covered-table-cell table:style-name="ce10"/>
          <table:table-cell table:style-name="ce14" office:value-type="string" calcext:value-type="string">
            <text:p>start</text:p>
          </table:table-cell>
          <table:table-cell table:style-name="ce14" office:value-type="string" calcext:value-type="string">
            <text:p>hot</text:p>
          </table:table-cell>
          <table:table-cell table:style-name="ce14" office:value-type="string" calcext:value-type="string">
            <text:p>cold</text:p>
          </table:table-cell>
          <table:table-cell table:style-name="ce14" office:value-type="string" calcext:value-type="string">
            <text:p>end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table:formula="of:=IF([.$B3] = 1; [.L$10]; IF([.$B3] = 2; [.L$11]; IF([.$B3] = 3; [.L$12]; [.L$13]))) * ([.$C2] * [.L$3] + [.$D2] * [.L$4] + [.$E2] * [.L$5] + [.$F2] * [.L$6])" office:value-type="percentage" office:value="0" calcext:value-type="percentage">
            <text:p>0.000000%</text:p>
          </table:table-cell>
          <table:table-cell table:style-name="ce12" table:formula="of:=IF([.$B3] = 1; [.M$10]; IF([.$B3] = 2; [.M$11]; IF([.$B3] = 3; [.M$12]; [.M$13]))) * ([.$C2] * [.M$3] + [.$D2] * [.M$4] + [.$E2] * [.M$5] + [.$F2] * [.M$6])" office:value-type="percentage" office:value="0.32" calcext:value-type="percentage">
            <text:p>32.000000%</text:p>
          </table:table-cell>
          <table:table-cell table:style-name="ce12" table:formula="of:=IF([.$B3] = 1; [.N$10]; IF([.$B3] = 2; [.N$11]; IF([.$B3] = 3; [.N$12]; [.N$13]))) * ([.$C2] * [.N$3] + [.$D2] * [.N$4] + [.$E2] * [.N$5] + [.$F2] * [.N$6])" office:value-type="percentage" office:value="0.02" calcext:value-type="percentage">
            <text:p>2.000000%</text:p>
          </table:table-cell>
          <table:table-cell table:style-name="ce12" table:formula="of:=IF([.$B3] = 1; [.O$10]; IF([.$B3] = 2; [.O$11]; IF([.$B3] = 3; [.O$12]; [.O$13]))) * ([.$C2] * [.O$3] + [.$D2] * [.O$4] + [.$E2] * [.O$5] + [.$F2] * [.O$6])" office:value-type="percentage" office:value="0" calcext:value-type="percentage">
            <text:p>0.000000%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from</text:p>
          </table:table-cell>
          <table:table-cell table:style-name="ce14" office:value-type="string" calcext:value-type="string">
            <text:p>star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table:formula="of:=IF([.$B4] = 1; [.L$10]; IF([.$B4] = 2; [.L$11]; IF([.$B4] = 3; [.L$12]; [.L$13]))) * ([.$C3] * [.L$3] + [.$D3] * [.L$4] + [.$E3] * [.L$5] + [.$F3] * [.L$6])" office:value-type="percentage" office:value="0" calcext:value-type="percentage">
            <text:p>0.000000%</text:p>
          </table:table-cell>
          <table:table-cell table:style-name="ce12" table:formula="of:=IF([.$B4] = 1; [.M$10]; IF([.$B4] = 2; [.M$11]; IF([.$B4] = 3; [.M$12]; [.M$13]))) * ([.$C3] * [.M$3] + [.$D3] * [.M$4] + [.$E3] * [.M$5] + [.$F3] * [.M$6])" office:value-type="percentage" office:value="0.04" calcext:value-type="percentage">
            <text:p>4.000000%</text:p>
          </table:table-cell>
          <table:table-cell table:style-name="ce12" table:formula="of:=IF([.$B4] = 1; [.N$10]; IF([.$B4] = 2; [.N$11]; IF([.$B4] = 3; [.N$12]; [.N$13]))) * ([.$C3] * [.N$3] + [.$D3] * [.N$4] + [.$E3] * [.N$5] + [.$F3] * [.N$6])" office:value-type="percentage" office:value="0.053" calcext:value-type="percentage">
            <text:p>5.300000%</text:p>
          </table:table-cell>
          <table:table-cell table:style-name="ce12" table:formula="of:=IF([.$B4] = 1; [.O$10]; IF([.$B4] = 2; [.O$11]; IF([.$B4] = 3; [.O$12]; [.O$13]))) * ([.$C3] * [.O$3] + [.$D3] * [.O$4] + [.$E3] * [.O$5] + [.$F3] * [.O$6])" office:value-type="percentage" office:value="0" calcext:value-type="percentage">
            <text:p>0.000000%</text:p>
          </table:table-cell>
          <table:table-cell table:number-columns-repeated="3"/>
          <table:covered-table-cell table:style-name="Default"/>
          <table:table-cell table:style-name="ce14" office:value-type="string" calcext:value-type="string">
            <text:p>h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12" table:formula="of:=IF([.$B5] = 1; [.L$10]; IF([.$B5] = 2; [.L$11]; IF([.$B5] = 3; [.L$12]; [.L$13]))) * ([.$C4] * [.L$3] + [.$D4] * [.L$4] + [.$E4] * [.L$5] + [.$F4] * [.L$6])" office:value-type="percentage" office:value="0" calcext:value-type="percentage">
            <text:p>0.000000%</text:p>
          </table:table-cell>
          <table:table-cell table:style-name="ce12" table:formula="of:=IF([.$B5] = 1; [.M$10]; IF([.$B5] = 2; [.M$11]; IF([.$B5] = 3; [.M$12]; [.M$13]))) * ([.$C4] * [.M$3] + [.$D4] * [.M$4] + [.$E4] * [.M$5] + [.$F4] * [.M$6])" office:value-type="percentage" office:value="0.01808" calcext:value-type="percentage">
            <text:p>1.808000%</text:p>
          </table:table-cell>
          <table:table-cell table:style-name="ce12" table:formula="of:=IF([.$B5] = 1; [.N$10]; IF([.$B5] = 2; [.N$11]; IF([.$B5] = 3; [.N$12]; [.N$13]))) * ([.$C4] * [.N$3] + [.$D4] * [.N$4] + [.$E4] * [.N$5] + [.$F4] * [.N$6])" office:value-type="percentage" office:value="0.00385" calcext:value-type="percentage">
            <text:p>0.385000%</text:p>
          </table:table-cell>
          <table:table-cell table:style-name="ce12" table:formula="of:=IF([.$B5] = 1; [.O$10]; IF([.$B5] = 2; [.O$11]; IF([.$B5] = 3; [.O$12]; [.O$13]))) * ([.$C4] * [.O$3] + [.$D4] * [.O$4] + [.$E4] * [.O$5] + [.$F4] * [.O$6])" office:value-type="percentage" office:value="0" calcext:value-type="percentage">
            <text:p>0.000000%</text:p>
          </table:table-cell>
          <table:table-cell table:number-columns-repeated="3"/>
          <table:covered-table-cell table:style-name="Default"/>
          <table:table-cell table:style-name="ce14" office:value-type="string" calcext:value-type="string">
            <text:p>col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table:formula="of:=IF([.$B6] = 1; [.L$10]; IF([.$B6] = 2; [.L$11]; IF([.$B6] = 3; [.L$12]; [.L$13]))) * ([.$C5] * [.L$3] + [.$D5] * [.L$4] + [.$E5] * [.L$5] + [.$F5] * [.L$6])" office:value-type="percentage" office:value="0" calcext:value-type="percentage">
            <text:p>0.000000%</text:p>
          </table:table-cell>
          <table:table-cell table:style-name="ce12" table:formula="of:=IF([.$B6] = 1; [.M$10]; IF([.$B6] = 2; [.M$11]; IF([.$B6] = 3; [.M$12]; [.M$13]))) * ([.$C5] * [.M$3] + [.$D5] * [.M$4] + [.$E5] * [.M$5] + [.$F5] * [.M$6])" office:value-type="percentage" office:value="0.0024776" calcext:value-type="percentage">
            <text:p>0.247760%</text:p>
          </table:table-cell>
          <table:table-cell table:style-name="ce12" table:formula="of:=IF([.$B6] = 1; [.N$10]; IF([.$B6] = 2; [.N$11]; IF([.$B6] = 3; [.N$12]; [.N$13]))) * ([.$C5] * [.N$3] + [.$D5] * [.N$4] + [.$E5] * [.N$5] + [.$F5] * [.N$6])" office:value-type="percentage" office:value="0.0036745" calcext:value-type="percentage">
            <text:p>0.367450%</text:p>
          </table:table-cell>
          <table:table-cell table:style-name="ce12" table:formula="of:=IF([.$B6] = 1; [.O$10]; IF([.$B6] = 2; [.O$11]; IF([.$B6] = 3; [.O$12]; [.O$13]))) * ([.$C5] * [.O$3] + [.$D5] * [.O$4] + [.$E5] * [.O$5] + [.$F5] * [.O$6])" office:value-type="percentage" office:value="0" calcext:value-type="percentage">
            <text:p>0.000000%</text:p>
          </table:table-cell>
          <table:table-cell table:number-columns-repeated="3"/>
          <table:covered-table-cell table:style-name="Default"/>
          <table:table-cell table:style-name="ce14" office:value-type="string" calcext:value-type="string">
            <text:p>en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table:formula="of:=IF([.$B7] = 1; [.L$10]; IF([.$B7] = 2; [.L$11]; IF([.$B7] = 3; [.L$12]; [.L$13]))) * ([.$C6] * [.L$3] + [.$D6] * [.L$4] + [.$E6] * [.L$5] + [.$F6] * [.L$6])" office:value-type="percentage" office:value="0" calcext:value-type="percentage">
            <text:p>0.000000%</text:p>
          </table:table-cell>
          <table:table-cell table:style-name="ce12" table:formula="of:=IF([.$B7] = 1; [.M$10]; IF([.$B7] = 2; [.M$11]; IF([.$B7] = 3; [.M$12]; [.M$13]))) * ([.$C6] * [.M$3] + [.$D6] * [.M$4] + [.$E6] * [.M$5] + [.$F6] * [.M$6])" office:value-type="percentage" office:value="0.000591272" calcext:value-type="percentage">
            <text:p>0.059127%</text:p>
          </table:table-cell>
          <table:table-cell table:style-name="ce12" table:formula="of:=IF([.$B7] = 1; [.N$10]; IF([.$B7] = 2; [.N$11]; IF([.$B7] = 3; [.N$12]; [.N$13]))) * ([.$C6] * [.N$3] + [.$D6] * [.N$4] + [.$E6] * [.N$5] + [.$F6] * [.N$6])" office:value-type="percentage" office:value="0.001290265" calcext:value-type="percentage">
            <text:p>0.129027%</text:p>
          </table:table-cell>
          <table:table-cell table:style-name="ce12" table:formula="of:=IF([.$B7] = 1; [.O$10]; IF([.$B7] = 2; [.O$11]; IF([.$B7] = 3; [.O$12]; [.O$13]))) * ([.$C6] * [.O$3] + [.$D6] * [.O$4] + [.$E6] * [.O$5] + [.$F6] * [.O$6])" office:value-type="percentage" office:value="0" calcext:value-type="percentage">
            <text:p>0.000000%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table:formula="of:=IF([.$B8] = 1; [.L$10]; IF([.$B8] = 2; [.L$11]; IF([.$B8] = 3; [.L$12]; [.L$13]))) * ([.$C7] * [.L$3] + [.$D7] * [.L$4] + [.$E7] * [.L$5] + [.$F7] * [.L$6])" office:value-type="percentage" office:value="0" calcext:value-type="percentage">
            <text:p>0.000000%</text:p>
          </table:table-cell>
          <table:table-cell table:style-name="ce12" table:formula="of:=IF([.$B8] = 1; [.M$10]; IF([.$B8] = 2; [.M$11]; IF([.$B8] = 3; [.M$12]; [.M$13]))) * ([.$C7] * [.M$3] + [.$D7] * [.M$4] + [.$E7] * [.M$5] + [.$F7] * [.M$6])" office:value-type="percentage" office:value="0.00017417384" calcext:value-type="percentage">
            <text:p>0.017417%</text:p>
          </table:table-cell>
          <table:table-cell table:style-name="ce12" table:formula="of:=IF([.$B8] = 1; [.N$10]; IF([.$B8] = 2; [.N$11]; IF([.$B8] = 3; [.N$12]; [.N$13]))) * ([.$C7] * [.N$3] + [.$D7] * [.N$4] + [.$E7] * [.N$5] + [.$F7] * [.N$6])" office:value-type="percentage" office:value="0.00041125705" calcext:value-type="percentage">
            <text:p>0.041126%</text:p>
          </table:table-cell>
          <table:table-cell table:style-name="ce12" table:formula="of:=IF([.$B8] = 1; [.O$10]; IF([.$B8] = 2; [.O$11]; IF([.$B8] = 3; [.O$12]; [.O$13]))) * ([.$C7] * [.O$3] + [.$D7] * [.O$4] + [.$E7] * [.O$5] + [.$F7] * [.O$6])" office:value-type="percentage" office:value="0" calcext:value-type="percentage">
            <text:p>0.000000%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table:formula="of:=IF([.$B9] = 1; [.L$10]; IF([.$B9] = 2; [.L$11]; IF([.$B9] = 3; [.L$12]; [.L$13]))) * ([.$C8] * [.L$3] + [.$D8] * [.L$4] + [.$E8] * [.L$5] + [.$F8] * [.L$6])" office:value-type="percentage" office:value="0" calcext:value-type="percentage">
            <text:p>0.000000%</text:p>
          </table:table-cell>
          <table:table-cell table:style-name="ce12" table:formula="of:=IF([.$B9] = 1; [.M$10]; IF([.$B9] = 2; [.M$11]; IF([.$B9] = 3; [.M$12]; [.M$13]))) * ([.$C8] * [.M$3] + [.$D8] * [.M$4] + [.$E8] * [.M$5] + [.$F8] * [.M$6])" office:value-type="percentage" office:value="0.0000538014248" calcext:value-type="percentage">
            <text:p>0.005380%</text:p>
          </table:table-cell>
          <table:table-cell table:style-name="ce12" table:formula="of:=IF([.$B9] = 1; [.N$10]; IF([.$B9] = 2; [.N$11]; IF([.$B9] = 3; [.N$12]; [.N$13]))) * ([.$C8] * [.N$3] + [.$D8] * [.N$4] + [.$E8] * [.N$5] + [.$F8] * [.N$6])" office:value-type="percentage" office:value="0.0001289403385" calcext:value-type="percentage">
            <text:p>0.012894%</text:p>
          </table:table-cell>
          <table:table-cell table:style-name="ce12" table:formula="of:=IF([.$B9] = 1; [.O$10]; IF([.$B9] = 2; [.O$11]; IF([.$B9] = 3; [.O$12]; [.O$13]))) * ([.$C8] * [.O$3] + [.$D8] * [.O$4] + [.$E8] * [.O$5] + [.$F8] * [.O$6])" office:value-type="percentage" office:value="0" calcext:value-type="percentage">
            <text:p>0.000000%</text:p>
          </table:table-cell>
          <table:table-cell table:number-columns-repeated="4"/>
          <table:table-cell table:style-name="ce10" office:value-type="string" calcext:value-type="string">
            <text:p>b</text:p>
          </table:table-cell>
          <table:table-cell table:style-name="ce14" office:value-type="string" calcext:value-type="string">
            <text:p>start</text:p>
          </table:table-cell>
          <table:table-cell table:style-name="ce14" office:value-type="string" calcext:value-type="string">
            <text:p>hot</text:p>
          </table:table-cell>
          <table:table-cell table:style-name="ce14" office:value-type="string" calcext:value-type="string">
            <text:p>cold</text:p>
          </table:table-cell>
          <table:table-cell table:style-name="ce14" office:value-type="string" calcext:value-type="string">
            <text:p>end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2" table:formula="of:=IF([.$B10] = 1; [.L$10]; IF([.$B10] = 2; [.L$11]; IF([.$B10] = 3; [.L$12]; [.L$13]))) * ([.$C9] * [.L$3] + [.$D9] * [.L$4] + [.$E9] * [.L$5] + [.$F9] * [.L$6])" office:value-type="percentage" office:value="0" calcext:value-type="percentage">
            <text:p>0.000000%</text:p>
          </table:table-cell>
          <table:table-cell table:style-name="ce12" table:formula="of:=IF([.$B10] = 1; [.M$10]; IF([.$B10] = 2; [.M$11]; IF([.$B10] = 3; [.M$12]; [.M$13]))) * ([.$C9] * [.M$3] + [.$D9] * [.M$4] + [.$E9] * [.M$5] + [.$F9] * [.M$6])" office:value-type="percentage" office:value="0.000033542796112" calcext:value-type="percentage">
            <text:p>0.003354%</text:p>
          </table:table-cell>
          <table:table-cell table:style-name="ce12" table:formula="of:=IF([.$B10] = 1; [.N$10]; IF([.$B10] = 2; [.N$11]; IF([.$B10] = 3; [.N$12]; [.N$13]))) * ([.$C9] * [.N$3] + [.$D9] * [.N$4] + [.$E9] * [.N$5] + [.$F9] * [.N$6])" office:value-type="percentage" office:value="0.00000806105966900001" calcext:value-type="percentage">
            <text:p>0.000806%</text:p>
          </table:table-cell>
          <table:table-cell table:style-name="ce12" table:formula="of:=IF([.$B10] = 1; [.O$10]; IF([.$B10] = 2; [.O$11]; IF([.$B10] = 3; [.O$12]; [.O$13]))) * ([.$C9] * [.O$3] + [.$D9] * [.O$4] + [.$E9] * [.O$5] + [.$F9] * [.O$6])" office:value-type="percentage" office:value="0" calcext:value-type="percentage">
            <text:p>0.000000%</text:p>
          </table:table-cell>
          <table:table-cell table:number-columns-repeated="4"/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2" table:formula="of:=IF([.$B11] = 1; [.L$10]; IF([.$B11] = 2; [.L$11]; IF([.$B11] = 3; [.L$12]; [.L$13]))) * ([.$C10] * [.L$3] + [.$D10] * [.L$4] + [.$E10] * [.L$5] + [.$F10] * [.L$6])" office:value-type="percentage" office:value="0" calcext:value-type="percentage">
            <text:p>0.000000%</text:p>
          </table:table-cell>
          <table:table-cell table:style-name="ce12" table:formula="of:=IF([.$B11] = 1; [.M$10]; IF([.$B11] = 2; [.M$11]; IF([.$B11] = 3; [.M$12]; [.M$13]))) * ([.$C10] * [.M$3] + [.$D10] * [.M$4] + [.$E10] * [.M$5] + [.$F10] * [.M$6])" office:value-type="percentage" office:value="0" calcext:value-type="percentage">
            <text:p>0.000000%</text:p>
          </table:table-cell>
          <table:table-cell table:style-name="ce12" table:formula="of:=IF([.$B11] = 1; [.N$10]; IF([.$B11] = 2; [.N$11]; IF([.$B11] = 3; [.N$12]; [.N$13]))) * ([.$C10] * [.N$3] + [.$D10] * [.N$4] + [.$E10] * [.N$5] + [.$F10] * [.N$6])" office:value-type="percentage" office:value="0" calcext:value-type="percentage">
            <text:p>0.000000%</text:p>
          </table:table-cell>
          <table:table-cell table:style-name="ce12" table:formula="of:=IF([.$B11] = 1; [.O$10]; IF([.$B11] = 2; [.O$11]; IF([.$B11] = 3; [.O$12]; [.O$13]))) * ([.$C10] * [.O$3] + [.$D10] * [.O$4] + [.$E10] * [.O$5] + [.$F10] * [.O$6])" office:value-type="percentage" office:value="0.0000041603855781" calcext:value-type="percentage">
            <text:p>0.000416%</text:p>
          </table:table-cell>
          <table:table-cell table:number-columns-repeated="4"/>
          <table:table-cell table:style-name="ce1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21">
      <number:number number:decimal-places="8" loext:min-decimal-places="8" number:min-integer-digits="1"/>
      <number:text>%</number:text>
    </number:percentage-style>
    <number:percentage-style style:name="N122">
      <number:number number:decimal-places="7" loext:min-decimal-places="7" number:min-integer-digits="1"/>
      <number:text>%</number:text>
    </number:percentage-style>
    <number:percentage-style style:name="N123">
      <number:number number:decimal-places="9" loext:min-decimal-places="9" number:min-integer-digits="1"/>
      <number:text>%</number:text>
    </number:percentage-style>
    <number:percentage-style style:name="N124">
      <number:number number:decimal-places="10" loext:min-decimal-places="10" number:min-integer-digits="1"/>
      <number:text>%</number:text>
    </number:percentage-style>
    <number:percentage-style style:name="N125">
      <number:number number:decimal-places="10" loext:min-decimal-places="10" number:min-integer-digits="0"/>
      <number:text>%</number:text>
    </number:percentage-style>
    <number:percentage-style style:name="N126">
      <number:number number:decimal-places="10" loext:min-decimal-places="10" number:min-integer-digits="1" number:grouping="true"/>
      <number:text>%</number:text>
    </number:percentage-style>
    <number:percentage-style style:name="N127P0" style:volatile="true">
      <number:number number:decimal-places="10" loext:min-decimal-places="10" number:min-integer-digits="1"/>
      <number:text>%</number:text>
    </number:percentage-style>
    <number:percentage-style style:name="N127">
      <style:text-properties fo:color="#ff0000"/>
      <number:text>-</number:text>
      <number:number number:decimal-places="10" loext:min-decimal-places="10" number:min-integer-digits="1"/>
      <number:text>%</number:text>
      <style:map style:condition="value()&gt;=0" style:apply-style-name="N127P0"/>
    </number:percentage-style>
    <number:percentage-style style:name="N128">
      <number:number number:decimal-places="3" loext:min-decimal-places="3" number:min-integer-digits="1"/>
      <number:text>%</number:text>
    </number:percentage-style>
    <number:percentage-style style:name="N129">
      <number:number number:decimal-places="4" loext:min-decimal-places="4" number:min-integer-digits="1"/>
      <number:text>%</number:text>
    </number:percentage-style>
    <number:percentage-style style:name="N130">
      <number:number number:decimal-places="5" loext:min-decimal-places="5" number:min-integer-digits="1"/>
      <number:text>%</number:text>
    </number:percentage-style>
    <number:percentage-style style:name="N131">
      <number:number number:decimal-places="6" loext:min-decimal-places="6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roz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meta:initial-creator>Clemens Damke</meta:initial-creator>
    <meta:creation-date>2017-12-21T15:09:16Z</meta:creation-date>
    <dc:date>2018-01-04T23:31:40.645364585</dc:date>
    <meta:editing-duration>PT3H10M34S</meta:editing-duration>
    <meta:editing-cycles>11</meta:editing-cycles>
    <meta:document-statistic meta:table-count="3" meta:cell-count="206" meta:object-count="0"/>
  </office:meta>
</office:document-meta>
</file>